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418b" officeooo:paragraph-rsid="000b418b"/>
    </style:style>
    <style:style style:name="P2" style:family="paragraph" style:parent-style-name="Standard">
      <style:text-properties fo:font-weight="bold" officeooo:rsid="000b418b" officeooo:paragraph-rsid="000b418b" style:font-weight-asian="bold" style:font-weight-complex="bold"/>
    </style:style>
    <style:style style:name="P3" style:family="paragraph" style:parent-style-name="Standard">
      <style:text-properties fo:font-weight="normal" officeooo:rsid="000b418b" officeooo:paragraph-rsid="000b418b" style:font-weight-asian="normal" style:font-weight-complex="normal"/>
    </style:style>
    <style:style style:name="P4" style:family="paragraph" style:parent-style-name="Text_20_body">
      <style:paragraph-properties fo:margin-left="1.0075in" fo:margin-right="0in" fo:margin-top="0.1709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left="1.0075in" fo:margin-right="0in" fo:margin-top="0.1917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left="1.0035in" fo:margin-right="0in" fo:margin-top="0.1709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left="1.0035in" fo:margin-right="0in" fo:margin-top="0.1917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left="1.0008in" fo:margin-right="0in" fo:margin-top="0.1709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left="1.0008in" fo:margin-right="0in" fo:margin-top="0.1917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left="1.0071in" fo:margin-right="0in" fo:margin-top="0.16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left="1.0071in" fo:margin-right="0in" fo:margin-top="0.2902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paragraph-properties fo:margin-left="1.0118in" fo:margin-right="0in" fo:margin-top="0.16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left="1.0118in" fo:margin-right="0in" fo:margin-top="0.2902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left="1.0075in" fo:margin-right="0.1in" fo:margin-top="0.1638in" fo:margin-bottom="0in" style:contextual-spacing="false" fo:line-height="120%" fo:text-indent="-0.002in" style:auto-text-indent="false"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margin-left="1.0028in" fo:margin-right="0.2256in" fo:margin-top="0.1638in" fo:margin-bottom="0in" style:contextual-spacing="false" fo:line-height="120%" fo:text-indent="-0.0028in" style:auto-text-indent="false"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paragraph-properties fo:margin-left="1.0016in" fo:margin-right="0in" fo:margin-top="0.1638in" fo:margin-bottom="0in" style:contextual-spacing="false" fo:line-height="120%" fo:text-indent="0.0102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paragraph-properties fo:margin-left="1.002in" fo:margin-right="0.2283in" fo:margin-top="0.1638in" fo:margin-bottom="0in" style:contextual-spacing="false" fo:line-height="120%" fo:text-indent="0.0047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0b418b" officeooo:paragraph-rsid="000b418b" style:text-blinking="false" fo:background-color="transparent"/>
    </style:style>
    <style:style style:name="P19" style:family="paragraph" style:parent-style-name="Text_20_body">
      <style:paragraph-properties fo:margin-left="1.0075in" fo:margin-right="0.1in" fo:margin-top="0.1992in" fo:margin-bottom="0in" style:contextual-spacing="false" fo:line-height="197%" fo:text-indent="-0.002in" style:auto-text-indent="false"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paragraph-properties fo:margin-left="1.0028in" fo:margin-right="0.2256in" fo:margin-top="0.2902in" fo:margin-bottom="0in" style:contextual-spacing="false" fo:line-height="197%" fo:text-indent="-0.0028in" style:auto-text-indent="false"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paragraph-properties fo:margin-left="1.0016in" fo:margin-right="0in" fo:margin-top="0.2902in" fo:margin-bottom="0in" style:contextual-spacing="false" fo:line-height="197%" fo:text-indent="0.0102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paragraph-properties fo:margin-left="1.002in" fo:margin-right="0.2283in" fo:margin-top="0.2902in" fo:margin-bottom="0in" style:contextual-spacing="false" fo:line-height="197%" fo:text-indent="0.0047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0b418b" officeooo:paragraph-rsid="000b418b" style:text-blinking="false" fo:background-color="transparent" style:font-weight-asian="normal" style:font-weight-complex="normal"/>
    </style:style>
    <style:style style:name="P24" style:family="paragraph" style:parent-style-name="Text_20_body">
      <style:paragraph-properties fo:margin-left="1.0063in" fo:margin-right="0in" fo:margin-top="0.16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5" style:family="paragraph" style:parent-style-name="Text_20_body">
      <style:paragraph-properties fo:margin-left="1.0063in" fo:margin-right="0in" fo:margin-top="0.2902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T1" style:family="text">
      <style:text-properties style:font-name="Arial" fo:font-size="11pt" fo:font-style="normal" fo:font-weight="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BASIS PROMPT:</text:span><text:line-break/></text:p>
      <text:p text:style-name="P18"><text:bookmark text:name="docs-internal-guid-d60227d0-7fff-7cdb-caaf-fd946138d04d"/><text:tab/><text:tab/>Command: </text:p>
      <text:p text:style-name="P14">Create a workflow in the coding language: Branescript. Branescript is semanticly similiair to bash or lua. </text:p>
      <text:p text:style-name="P4">Content: </text:p>
      <text:p text:style-name="P15">that involves sharing data from Amy to Bob. The dataset to commit is named 'bobs_jedis', and the copied result should be named 'jedis'. </text:p>
      <text:p text:style-name="P6">Template </text:p>
      <text:p text:style-name="P16">Use the functions commit_result(), copy_result(), and println(). First you must import the function copy_results, use the example given below. Then comes #[on("")], this command needs to be on a seperate line, indicates on which node the function is executed, which in this case is Bob, always put as the second in the file. Ensure that the copy_result() function is called within the commit_result() function. The copy_result function still needs to be imported The Branescript workflow should be structured such that it executes on Bob's node. </text:p>
      <text:p text:style-name="P8">Variables: </text:p>
      <text:p text:style-name="P24">“<text:span text:style-name="T1">bobs_jedis”, the new dataset name to commit </text:span></text:p>
      <text:p text:style-name="P24">“<text:span text:style-name="T1">jedis”, the new dataset name for copy result </text:span></text:p>
      <text:p text:style-name="P10">"bob", the name for the node in the on() function </text:p>
      <text:p text:style-name="P12">Examples: </text:p>
      <text:p text:style-name="P17">"how to execute data transfer in Branescript: commit_result("dataset_name", copy_result( new Data { name := "new_name" })); here only "dataset_name" and "new_name" are variables ,how to import a function in Branescript: import fin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EindPROMPT:</text:p>
      <text:p text:style-name="P2"/>
      <text:p text:style-name="P23"><text:bookmark text:name="docs-internal-guid-a439e67e-7fff-29a3-c9f2-d7cff7596134"/>Command: </text:p>
      <text:p text:style-name="P19">Create a workflow in the coding language: Branescript. Branescript is semanticly similiair to bash or lua. </text:p>
      <text:p text:style-name="P5">Content: </text:p>
      <text:p text:style-name="P20">that involves sharing data from Amy to Bob. The dataset to commit is named 'bobs_jedis', and the copied result should be named 'jedis'. </text:p>
      <text:p text:style-name="P7">Template </text:p>
      <text:p text:style-name="P21">Use the functions commit_result(), copy_result(), and println(). First you must import the function copy_results, use the example given below. Then comes #[on("")], this command needs to be on a seperate line, indicates on which node the function is executed, which in this case is Bob, always put as the second in the file. Ensure that the copy_result() function is called within the commit_result() function. The copy_result function still needs to be imported The Branescript workflow should be structured such that it executes on Bob's node. Do not import unneeded functions. Do not call extra functions. Ensure placement rules are followed. Only import copy_results. Follow the example for importing a function below exactly as it is provided. </text:p>
      <text:p text:style-name="P9">Variables: </text:p>
      <text:p text:style-name="P25">“<text:span text:style-name="T1">bobs_jedis”, the new dataset name to commit </text:span></text:p>
      <text:p text:style-name="P25">“<text:span text:style-name="T1">jedis”, the new dataset name for copy result </text:span></text:p>
      <text:p text:style-name="P11">"bob", the name for the node in the on() function </text:p>
      <text:p text:style-name="P13">Examples: </text:p>
      <text:p text:style-name="P22"><text:soft-page-break/>"how to execute data transfer in Branescript: commit_result("dataset_name", copy_result( new Data { name := "new_name" })); here only "dataset_name" and "new_name" are variables ,how to import a function in Branescript: import find;"</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4T16:01:40.958205967</meta:creation-date>
    <meta:generator>LibreOffice/24.2.4.2$Linux_X86_64 LibreOffice_project/d29029bfb700ea4a272da1366c5f5e7c14e351b5</meta:generator>
    <dc:date>2024-06-14T16:16:25.080687815</dc:date>
    <meta:editing-duration>PT4M16S</meta:editing-duration>
    <meta:editing-cycles>1</meta:editing-cycles>
    <meta:document-statistic meta:table-count="0" meta:image-count="0" meta:object-count="0" meta:page-count="3" meta:paragraph-count="26" meta:word-count="406" meta:character-count="2652" meta:non-whitespace-character-count="2247"/>
  </office:meta>
</office:document-meta>
</file>